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3cm" draw:fill-color="#0096d4"/>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b4ff"/>
    </style:style>
    <style:style style:name="gr4" style:family="graphic" style:parent-style-name="standard">
      <style:graphic-properties draw:stroke="none" svg:stroke-width="0.001cm" draw:fill-color="#005a80"/>
    </style:style>
    <style:style style:name="gr5" style:family="graphic" style:parent-style-name="standard">
      <style:graphic-properties draw:stroke="none" svg:stroke-width="0.001cm" draw:fill-color="#000000"/>
    </style:style>
    <style:style style:name="gr6" style:family="graphic" style:parent-style-name="standard">
      <style:graphic-properties draw:stroke="none" svg:stroke-width="0cm" draw:fill-color="#000000"/>
    </style:style>
    <style:style style:name="gr7" style:family="graphic" style:parent-style-name="standard">
      <style:graphic-properties draw:stroke="none" svg:stroke-width="0.451cm" draw:fill-color="#000000"/>
    </style:style>
    <style:style style:name="gr8" style:family="graphic" style:parent-style-name="standard">
      <style:graphic-properties draw:stroke="none" svg:stroke-width="0.451cm" draw:fill-color="#ffffff"/>
    </style:style>
    <style:style style:name="gr9" style:family="graphic" style:parent-style-name="standard">
      <style:graphic-properties draw:stroke="none" svg:stroke-width="0cm" draw:fill-color="#ffffff"/>
    </style:style>
  </office:automatic-styles>
  <office:body>
    <office:drawing>
      <draw:page draw:name="page1" draw:style-name="dp1" draw:master-page-name="Default">
        <draw:g>
          <draw:glue-point draw:id="4" svg:x="-3.943cm" svg:y="-5cm"/>
          <draw:glue-point draw:id="5" svg:x="5cm" svg:y="-5cm"/>
          <draw:glue-point draw:id="6" svg:x="0.528cm" svg:y="-5cm"/>
          <draw:glue-point draw:id="7" svg:x="-5cm" svg:y="5cm"/>
          <draw:glue-point draw:id="8" svg:x="3.943cm" svg:y="5cm"/>
          <draw:glue-point draw:id="9" svg:x="-0.528cm" svg:y="5cm"/>
          <draw:glue-point draw:id="10" svg:x="-5cm" svg:y="-3.851cm"/>
          <draw:glue-point draw:id="11" svg:x="-5cm" svg:y="0.574cm"/>
          <draw:glue-point draw:id="12" svg:x="5cm" svg:y="3.853cm"/>
          <draw:glue-point draw:id="13" svg:x="5cm" svg:y="-0.574cm"/>
          <draw:glue-point draw:id="14" svg:x="0cm" svg:y="0cm"/>
          <draw:polygon draw:style-name="gr1" draw:layer="layout" svg:width="1.804cm" svg:height="1.77cm" svg:x="0cm" svg:y="0.23cm" svg:viewBox="0 0 1805 1771" draw:points="0,0 0,1771 1805,1771 1805,0">
            <text:p/>
          </draw:polygon>
          <draw:line draw:style-name="gr2" draw:layer="layout" svg:x1="0cm" svg:y1="0.23cm" svg:x2="0cm" svg:y2="2.001cm">
            <text:p/>
          </draw:line>
          <draw:line draw:style-name="gr2" draw:layer="layout" svg:x1="0cm" svg:y1="2cm" svg:x2="1.805cm" svg:y2="2cm">
            <text:p/>
          </draw:line>
          <draw:line draw:style-name="gr2" draw:layer="layout" svg:x1="1.804cm" svg:y1="2.001cm" svg:x2="1.804cm" svg:y2="0.23cm">
            <text:p/>
          </draw:line>
          <draw:line draw:style-name="gr2" draw:layer="layout" svg:x1="1.805cm" svg:y1="0.23cm" svg:x2="0cm" svg:y2="0.23cm">
            <text:p/>
          </draw:line>
          <draw:polygon draw:style-name="gr3" draw:layer="layout" svg:width="2.017cm" svg:height="0.23cm" svg:x="0cm" svg:y="0cm" svg:viewBox="0 0 2018 231" draw:points="0,231 213,0 2018,0 1804,231">
            <text:p/>
          </draw:polygon>
          <draw:line draw:style-name="gr2" draw:layer="layout" svg:x1="0cm" svg:y1="0.231cm" svg:x2="0.214cm" svg:y2="0cm">
            <text:p/>
          </draw:line>
          <draw:line draw:style-name="gr2" draw:layer="layout" svg:x1="0.213cm" svg:y1="0cm" svg:x2="2.018cm" svg:y2="0cm">
            <text:p/>
          </draw:line>
          <draw:line draw:style-name="gr2" draw:layer="layout" svg:x1="2.018cm" svg:y1="0cm" svg:x2="1.804cm" svg:y2="0.231cm">
            <text:p/>
          </draw:line>
          <draw:line draw:style-name="gr2" draw:layer="layout" svg:x1="1.805cm" svg:y1="0.23cm" svg:x2="0cm" svg:y2="0.23cm">
            <text:p/>
          </draw:line>
          <draw:polygon draw:style-name="gr4" draw:layer="layout" svg:width="0.213cm" svg:height="2cm" svg:x="1.804cm" svg:y="0cm" svg:viewBox="0 0 214 2001" draw:points="0,229 214,0 214,1771 0,2001">
            <text:p/>
          </draw:polygon>
          <draw:line draw:style-name="gr2" draw:layer="layout" svg:x1="1.804cm" svg:y1="0.231cm" svg:x2="2.018cm" svg:y2="0cm">
            <text:p/>
          </draw:line>
          <draw:line draw:style-name="gr2" draw:layer="layout" svg:x1="2.017cm" svg:y1="0cm" svg:x2="2.017cm" svg:y2="1.772cm">
            <text:p/>
          </draw:line>
          <draw:line draw:style-name="gr2" draw:layer="layout" svg:x1="2.018cm" svg:y1="1.771cm" svg:x2="1.804cm" svg:y2="2.001cm">
            <text:p/>
          </draw:line>
          <draw:line draw:style-name="gr2" draw:layer="layout" svg:x1="1.804cm" svg:y1="2.001cm" svg:x2="1.804cm" svg:y2="0.23cm">
            <text:p/>
          </draw:line>
          <draw:polygon draw:style-name="gr5" draw:layer="layout" svg:width="0.77cm" svg:height="0.442cm" svg:x="0.968cm" svg:y="0.656cm" svg:viewBox="0 0 771 443" draw:points="0,147 508,147 508,0 771,213 508,443 508,262 163,262">
            <text:p/>
          </draw:polygon>
          <draw:polygon draw:style-name="gr5" draw:layer="layout" svg:width="0.443cm" svg:height="0.754cm" svg:x="0.984cm" svg:y="1.213cm" svg:viewBox="0 0 444 755" draw:points="279,0 279,475 444,475 213,755 0,475 164,475 164,180">
            <text:p/>
          </draw:polygon>
          <draw:polygon draw:style-name="gr5" draw:layer="layout" svg:width="0.787cm" svg:height="0.426cm" svg:x="0.082cm" svg:y="1.246cm" svg:viewBox="0 0 788 427" draw:points="788,279 279,279 279,427 0,213 279,0 279,164 607,164">
            <text:p/>
          </draw:polygon>
          <draw:polygon draw:style-name="gr6" draw:layer="layout" svg:width="0.809cm" svg:height="0.808cm" svg:x="0.507cm" svg:y="0.745cm" svg:viewBox="0 0 810 809" draw:points="810,404 808,440 803,476 795,512 784,546 769,580 752,612 732,642 709,670 684,697 657,721 628,742 596,761 564,776 530,789 495,799 459,805 423,809 386,809 350,805 314,799 279,789 245,776 213,761 181,742 152,721 125,697 100,670 77,642 57,612 40,580 25,546 14,512 6,476 1,440 0,404 1,368 6,332 14,296 25,262 40,228 57,196 77,166 100,138 125,111 152,87 181,66 213,47 245,32 279,19 314,9 350,3 386,0 423,0 459,3 495,9 530,19 564,32 596,47 628,66 657,87 684,111 709,138 732,166 752,196 769,228 784,262 795,296 803,332 808,368 810,404 667,404 666,380 663,357 658,334 650,312 641,290 630,269 617,250 602,231 586,214 568,199 549,185 529,173 508,163 486,154 463,148 440,144 416,142 393,142 369,144 346,148 323,154 301,163 280,173 260,185 241,199 223,214 207,231 192,250 179,269 168,290 159,312 151,334 146,357 143,380 142,404 143,428 146,451 151,474 159,496 168,518 179,539 192,558 207,577 223,594 241,609 260,623 280,635 301,645 323,654 346,660 369,664 393,666 416,666 440,664 463,660 486,654 508,645 529,635 549,623 568,609 586,594 602,577 617,558 630,539 641,518 650,496 658,474 663,451 666,428 667,404">
            <text:p/>
          </draw:polygon>
          <draw:polygon draw:style-name="gr7" draw:layer="layout" svg:width="0.787cm" svg:height="0.442cm" svg:x="0.082cm" svg:y="0.656cm" svg:viewBox="0 0 788 443" draw:points="788,147 279,147 279,0 0,213 279,443 279,262 607,262">
            <text:p/>
          </draw:polygon>
          <draw:polygon draw:style-name="gr7" draw:layer="layout" svg:width="0.443cm" svg:height="0.737cm" svg:x="0.41cm" svg:y="1.23cm" svg:viewBox="0 0 444 738" draw:points="148,0 148,458 0,458 213,738 444,458 279,458 279,163">
            <text:p/>
          </draw:polygon>
          <draw:polygon draw:style-name="gr7" draw:layer="layout" svg:width="0.787cm" svg:height="0.426cm" svg:x="0.951cm" svg:y="1.246cm" svg:viewBox="0 0 788 427" draw:points="0,279 525,279 525,427 788,213 525,0 525,164 180,164">
            <text:p/>
          </draw:polygon>
          <draw:polygon draw:style-name="gr8" draw:layer="layout" svg:width="0.771cm" svg:height="0.443cm" svg:x="0.951cm" svg:y="0.639cm" svg:viewBox="0 0 772 444" draw:points="0,147 508,147 508,0 772,213 508,444 508,279 164,279">
            <text:p/>
          </draw:polygon>
          <draw:polygon draw:style-name="gr8" draw:layer="layout" svg:width="0.443cm" svg:height="0.754cm" svg:x="0.968cm" svg:y="1.197cm" svg:viewBox="0 0 444 755" draw:points="279,0 279,475 444,475 213,755 0,475 164,475 164,180">
            <text:p/>
          </draw:polygon>
          <draw:polygon draw:style-name="gr8" draw:layer="layout" svg:width="0.787cm" svg:height="0.426cm" svg:x="0.066cm" svg:y="1.23cm" svg:viewBox="0 0 788 427" draw:points="788,278 279,278 279,427 0,213 279,0 279,163 607,163">
            <text:p/>
          </draw:polygon>
          <draw:polygon draw:style-name="gr8" draw:layer="layout" svg:width="0.443cm" svg:height="0.738cm" svg:x="0.394cm" svg:y="1.213cm" svg:viewBox="0 0 444 739" draw:points="148,0 148,459 0,459 213,739 444,459 279,459 279,164">
            <text:p/>
          </draw:polygon>
          <draw:polygon draw:style-name="gr8" draw:layer="layout" svg:width="0.787cm" svg:height="0.426cm" svg:x="0.935cm" svg:y="1.23cm" svg:viewBox="0 0 788 427" draw:points="0,278 525,278 525,427 788,213 525,0 525,163 180,163">
            <text:p/>
          </draw:polygon>
          <draw:polygon draw:style-name="gr7" draw:layer="layout" svg:width="1.049cm" svg:height="0.229cm" svg:x="0.394cm" svg:y="0.377cm" svg:viewBox="0 0 1050 230" draw:points="0,0 0,230 278,230 278,180 787,180 787,230 1050,230 1050,0">
            <text:p/>
          </draw:polygon>
          <draw:polygon draw:style-name="gr7" draw:layer="layout" svg:width="0.279cm" svg:height="0.18cm" svg:x="0.722cm" svg:y="0.639cm" svg:viewBox="0 0 280 181" draw:points="0,181 0,0 82,0 82,98 280,98 280,181">
            <text:p/>
          </draw:polygon>
          <draw:polygon draw:style-name="gr7" draw:layer="layout" svg:width="0.279cm" svg:height="0.18cm" svg:x="0.836cm" svg:y="0.639cm" svg:viewBox="0 0 280 181" draw:points="280,181 280,0 197,0 197,98 0,98 0,181">
            <text:p/>
          </draw:polygon>
          <draw:polygon draw:style-name="gr8" draw:layer="layout" svg:width="1.05cm" svg:height="0.23cm" svg:x="0.377cm" svg:y="0.361cm" svg:viewBox="0 0 1051 231" draw:points="0,0 0,231 279,231 279,181 788,181 788,231 1051,231 1051,0">
            <text:p/>
          </draw:polygon>
          <draw:polygon draw:style-name="gr8" draw:layer="layout" svg:width="0.279cm" svg:height="0.18cm" svg:x="0.705cm" svg:y="0.623cm" svg:viewBox="0 0 280 181" draw:points="0,181 0,0 82,0 82,98 280,98 280,181">
            <text:p/>
          </draw:polygon>
          <draw:polygon draw:style-name="gr8" draw:layer="layout" svg:width="0.279cm" svg:height="0.18cm" svg:x="0.82cm" svg:y="0.623cm" svg:viewBox="0 0 280 181" draw:points="280,181 280,0 197,0 197,98 0,98 0,181">
            <text:p/>
          </draw:polygon>
          <draw:polygon draw:style-name="gr8" draw:layer="layout" svg:width="0.787cm" svg:height="0.443cm" svg:x="0.066cm" svg:y="0.639cm" svg:viewBox="0 0 788 444" draw:points="788,147 279,147 279,0 0,213 279,444 279,279 607,279">
            <text:p/>
          </draw:polygon>
          <draw:polygon draw:style-name="gr9" draw:layer="layout" svg:width="0.809cm" svg:height="0.808cm" svg:x="0.497cm" svg:y="0.735cm" svg:viewBox="0 0 810 809" draw:points="810,404 808,440 803,476 795,512 784,546 769,580 752,612 732,642 709,670 684,697 657,721 628,742 596,761 564,776 530,789 495,799 459,805 423,809 386,809 350,805 314,799 279,789 245,776 213,761 181,742 152,721 125,697 100,670 77,642 57,612 40,580 25,546 14,512 6,476 1,440 0,404 1,368 6,332 14,296 25,262 40,228 57,196 77,166 100,138 125,111 152,87 181,66 213,47 245,32 279,19 314,9 350,3 386,0 423,0 459,3 495,9 530,19 564,32 596,47 628,66 657,87 684,111 709,138 732,166 752,196 769,228 784,262 795,296 803,332 808,368 810,404 667,404 666,380 663,357 658,334 650,312 641,290 630,269 617,250 602,231 586,214 568,199 549,185 529,173 508,163 486,154 463,148 440,144 416,142 393,142 369,144 346,148 323,154 301,163 280,173 260,185 241,199 223,214 207,231 192,250 179,269 168,290 159,312 151,334 146,357 143,380 142,404 143,428 146,451 151,474 159,496 168,518 179,539 192,558 207,577 223,594 241,609 260,623 280,635 301,645 323,654 346,660 369,664 393,666 416,666 440,664 463,660 486,654 508,645 529,635 549,623 568,609 586,594 602,577 617,558 630,539 641,518 650,496 658,474 663,451 666,428 667,404">
            <text:p/>
          </draw:polygon>
          <draw:polygon draw:style-name="gr8" draw:layer="layout" svg:width="0.049cm" svg:height="0.049cm" svg:x="0.754cm" svg:y="1cm" svg:viewBox="0 0 50 50" draw:points="0,0 50,0 50,50 0,50">
            <text:p/>
          </draw:polygon>
          <draw:polygon draw:style-name="gr8" draw:layer="layout" svg:width="0.049cm" svg:height="0.049cm" svg:x="0.836cm" svg:y="1cm" svg:viewBox="0 0 50 50" draw:points="0,0 50,0 50,50 0,50">
            <text:p/>
          </draw:polygon>
          <draw:polygon draw:style-name="gr8" draw:layer="layout" svg:width="0.049cm" svg:height="0.049cm" svg:x="0.918cm" svg:y="1cm" svg:viewBox="0 0 50 50" draw:points="0,0 50,0 50,50 0,50">
            <text:p/>
          </draw:polygon>
          <draw:polygon draw:style-name="gr8" draw:layer="layout" svg:width="0.049cm" svg:height="0.049cm" svg:x="1cm" svg:y="1cm" svg:viewBox="0 0 50 50" draw:points="0,0 50,0 50,50 0,50">
            <text:p/>
          </draw:polygon>
          <draw:polygon draw:style-name="gr8" draw:layer="layout" svg:width="0.049cm" svg:height="0.033cm" svg:x="0.754cm" svg:y="1.098cm" svg:viewBox="0 0 50 34" draw:points="0,0 50,0 50,34 0,34">
            <text:p/>
          </draw:polygon>
          <draw:polygon draw:style-name="gr8" draw:layer="layout" svg:width="0.049cm" svg:height="0.033cm" svg:x="0.836cm" svg:y="1.098cm" svg:viewBox="0 0 50 34" draw:points="0,0 50,0 50,34 0,34">
            <text:p/>
          </draw:polygon>
          <draw:polygon draw:style-name="gr8" draw:layer="layout" svg:width="0.049cm" svg:height="0.033cm" svg:x="0.918cm" svg:y="1.098cm" svg:viewBox="0 0 50 34" draw:points="0,0 50,0 50,34 0,34">
            <text:p/>
          </draw:polygon>
          <draw:polygon draw:style-name="gr8" draw:layer="layout" svg:width="0.049cm" svg:height="0.033cm" svg:x="1cm" svg:y="1.098cm" svg:viewBox="0 0 50 34" draw:points="0,0 50,0 50,34 0,34">
            <text:p/>
          </draw:polygon>
          <draw:polygon draw:style-name="gr8" draw:layer="layout" svg:width="0.049cm" svg:height="0.05cm" svg:x="0.754cm" svg:y="1.18cm" svg:viewBox="0 0 50 51" draw:points="0,0 50,0 50,51 0,51">
            <text:p/>
          </draw:polygon>
          <draw:polygon draw:style-name="gr8" draw:layer="layout" svg:width="0.049cm" svg:height="0.05cm" svg:x="0.836cm" svg:y="1.18cm" svg:viewBox="0 0 50 51" draw:points="0,0 50,0 50,51 0,51">
            <text:p/>
          </draw:polygon>
          <draw:polygon draw:style-name="gr8" draw:layer="layout" svg:width="0.049cm" svg:height="0.05cm" svg:x="0.918cm" svg:y="1.18cm" svg:viewBox="0 0 50 51" draw:points="0,0 50,0 50,51 0,51">
            <text:p/>
          </draw:polygon>
          <draw:polygon draw:style-name="gr8" draw:layer="layout" svg:width="0.049cm" svg:height="0.05cm" svg:x="1cm" svg:y="1.18cm" svg:viewBox="0 0 50 51" draw:points="0,0 50,0 50,51 0,51">
            <text:p/>
          </draw:polygon>
          <draw:polygon draw:style-name="gr8" draw:layer="layout" svg:width="0.049cm" svg:height="0.049cm" svg:x="0.754cm" svg:y="1.263cm" svg:viewBox="0 0 50 50" draw:points="0,0 50,0 50,50 0,50">
            <text:p/>
          </draw:polygon>
          <draw:polygon draw:style-name="gr8" draw:layer="layout" svg:width="0.049cm" svg:height="0.049cm" svg:x="0.836cm" svg:y="1.263cm" svg:viewBox="0 0 50 50" draw:points="0,0 50,0 50,50 0,50">
            <text:p/>
          </draw:polygon>
          <draw:polygon draw:style-name="gr8" draw:layer="layout" svg:width="0.049cm" svg:height="0.049cm" svg:x="0.918cm" svg:y="1.263cm" svg:viewBox="0 0 50 50" draw:points="0,0 50,0 50,50 0,50">
            <text:p/>
          </draw:polygon>
          <draw:polygon draw:style-name="gr8" draw:layer="layout" svg:width="0.049cm" svg:height="0.049cm" svg:x="1cm" svg:y="1.263cm" svg:viewBox="0 0 50 50" draw:points="0,0 50,0 50,50 0,50">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End Office</dc:title>
    <meta:creation-date>2011-02-07T16:43:34</meta:creation-date>
    <meta:editing-duration>P0D</meta:editing-duration>
    <meta:editing-cycles>1</meta:editing-cycles>
    <meta:document-statistic meta:object-count="52"/>
    <meta:generator>OpenOffice.org/3.3$Linux OpenOffice.org_project/330m20$Build-9567</meta:generator>
  </office:meta>
</office:document-meta>
</file>